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51cm"/>
    </style:style>
    <style:style style:name="Tabela1.B" style:family="table-column">
      <style:table-column-properties style:column-width="12.50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161d11" officeooo:paragraph-rsid="00161d11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officeooo:rsid="00174ba2" officeooo:paragraph-rsid="00174ba2"/>
    </style:style>
    <style:style style:name="P4" style:family="paragraph" style:parent-style-name="Table_20_Contents" style:list-style-name="L1">
      <style:text-properties fo:language="en" fo:country="US" officeooo:rsid="00174ba2" officeooo:paragraph-rsid="00174ba2"/>
    </style:style>
    <style:style style:name="P5" style:family="paragraph" style:parent-style-name="Table_20_Contents">
      <style:text-properties fo:language="en" fo:country="US" officeooo:rsid="00176593" officeooo:paragraph-rsid="00176593"/>
    </style:style>
    <style:style style:name="P6" style:family="paragraph" style:parent-style-name="Table_20_Contents" style:list-style-name="L2">
      <style:text-properties fo:language="en" fo:country="US" officeooo:rsid="00176593" officeooo:paragraph-rsid="00176593"/>
    </style:style>
    <style:style style:name="P7" style:family="paragraph" style:parent-style-name="Table_20_Contents" style:list-style-name="L3">
      <style:text-properties fo:language="en" fo:country="US" officeooo:rsid="00176593" officeooo:paragraph-rsid="00176593"/>
    </style:style>
    <style:style style:name="P8" style:family="paragraph" style:parent-style-name="Table_20_Contents" style:list-style-name="L3">
      <style:text-properties fo:language="en" fo:country="US" officeooo:rsid="0019641d" officeooo:paragraph-rsid="0019641d"/>
    </style:style>
    <style:style style:name="P9" style:family="paragraph" style:parent-style-name="Table_20_Contents">
      <style:text-properties fo:language="en" fo:country="US" officeooo:rsid="0019641d" officeooo:paragraph-rsid="0019641d"/>
    </style:style>
    <style:style style:name="P10" style:family="paragraph" style:parent-style-name="Table_20_Contents" style:list-style-name="L4">
      <style:text-properties fo:language="en" fo:country="US" officeooo:rsid="0019641d" officeooo:paragraph-rsid="0019641d"/>
    </style:style>
    <style:style style:name="P11" style:family="paragraph" style:parent-style-name="Table_20_Contents">
      <style:text-properties fo:language="en" fo:country="US" officeooo:rsid="001bd22d" officeooo:paragraph-rsid="001bd22d"/>
    </style:style>
    <style:style style:name="P12" style:family="paragraph" style:parent-style-name="Table_20_Contents">
      <style:text-properties officeooo:paragraph-rsid="00174ba2"/>
    </style:style>
    <style:style style:name="P13" style:family="paragraph" style:parent-style-name="Table_20_Contents">
      <style:text-properties officeooo:paragraph-rsid="00176593"/>
    </style:style>
    <style:style style:name="T1" style:family="text">
      <style:text-properties fo:language="en" fo:country="US" officeooo:rsid="001aeea7"/>
    </style:style>
    <style:style style:name="T2" style:family="text">
      <style:text-properties officeooo:rsid="001bdd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Title</text:p>
          </table:table-cell>
          <table:table-cell table:style-name="Tabela1.B1" office:value-type="string">
            <text:p text:style-name="P3">Notes</text:p>
          </table:table-cell>
        </table:table-row>
        <table:table-row>
          <table:table-cell table:style-name="Tabela1.A2" office:value-type="string">
            <text:p text:style-name="P12"><text:a xlink:type="simple" xlink:href="../articles/delhi_air.pdf" text:style-name="Internet_20_link" text:visited-style-name="Visited_20_Internet_20_Link"><text:span text:style-name="T1">Predicting Trends in Air Pollution in Delhiusing Data Mining</text:span></text:a></text:p>
          </table:table-cell>
          <table:table-cell table:style-name="Tabela1.B2" office:value-type="string">
            <text:p text:style-name="P3">Analysis of air pollutants in Delhi using:</text:p>
            <text:list xml:id="list6714969846422255986" text:style-name="L1">
              <text:list-item>
                <text:p text:style-name="P4">linear regression</text:p>
              </text:list-item>
              <text:list-item>
                <text:p text:style-name="P4">multi-layered perceptron</text:p>
              </text:list-item>
            </text:list>
            <text:p text:style-name="P3">Not much about methodology. The article covers mainly results of the analysis.</text:p>
          </table:table-cell>
        </table:table-row>
        <table:table-row>
          <table:table-cell table:style-name="Tabela1.A2" office:value-type="string">
            <text:p text:style-name="P13"><text:a xlink:type="simple" xlink:href="../articles/krakow_regresion_Fuksa.pdf" text:style-name="Internet_20_link" text:visited-style-name="Visited_20_Internet_20_Link"><text:span text:style-name="T1">ANALIZA I PROGNOZA ZANIECZYSZCZENIA POWIETRZANA PRZYKŁADZIE AGLOMERACJI MIEJSKIEJ KRAKOWA</text:span></text:a></text:p>
          </table:table-cell>
          <table:table-cell table:style-name="Tabela1.B2" office:value-type="string">
            <text:p text:style-name="P5">Prediction of air pollution in Krakow based on historical data from 3 observation points. Prediction based on various types of regression techniques:</text:p>
            <text:list xml:id="list6301411057355061756" text:style-name="L2">
              <text:list-item>
                <text:p text:style-name="P6">linear</text:p>
              </text:list-item>
              <text:list-item>
                <text:p text:style-name="P6">exponential</text:p>
              </text:list-item>
              <text:list-item>
                <text:p text:style-name="P6">hyperbolic</text:p>
              </text:list-item>
              <text:list-item>
                <text:p text:style-name="P6">logarithmic</text:p>
              </text:list-item>
              <text:list-item>
                <text:p text:style-name="P6">power</text:p>
              </text:list-item>
            </text:list>
            <text:p text:style-name="P5">No additional machine learning methods have been covered.</text:p>
          </table:table-cell>
        </table:table-row>
        <table:table-row>
          <table:table-cell table:style-name="Tabela1.A2" office:value-type="string">
            <text:p text:style-name="P13"><text:a xlink:type="simple" xlink:href="../articles/milan.pdf" text:style-name="Internet_20_link" text:visited-style-name="Visited_20_Internet_20_Link"><text:span text:style-name="T1">Air quality prediction in Milan: feed-forwardneural networks, pruned neural networks andlazy learning</text:span></text:a></text:p>
          </table:table-cell>
          <table:table-cell table:style-name="Tabela1.B2" office:value-type="string">
            <text:p text:style-name="P5">The article discusses 3 modelling methods:</text:p>
            <text:list xml:id="list7291306361767076265" text:style-name="L3">
              <text:list-item>
                <text:p text:style-name="P7">feed-forward neural networks</text:p>
              </text:list-item>
              <text:list-item>
                <text:p text:style-name="P7">pruned neural networks</text:p>
              </text:list-item>
              <text:list-item>
                <text:p text:style-name="P8">lazy leaning (an auxilliary article: lazy_learning.pdf)</text:p>
                <text:p text:style-name="P8"/>
              </text:list-item>
            </text:list>
            <text:p text:style-name="P9">It points out the need of aggregate some variables (for example wind speed – it’s possible to use an average speed based on a 6 hour period but not each of the 24 daily records).</text:p>
            <text:p text:style-name="P9">How to choose variables – cross-correlation.</text:p>
            <text:p text:style-name="P9">Problem: non-linear model, linear cross-correlation analysis, but it’s an established practice in the field.</text:p>
            <text:p text:style-name="P9">Measured of prediction quality:</text:p>
            <text:list xml:id="list2316671014487380113" text:style-name="L4">
              <text:list-item>
                <text:p text:style-name="P10">Mean Absolute Error</text:p>
              </text:list-item>
              <text:list-item>
                <text:p text:style-name="P10">Mean Bias Error</text:p>
              </text:list-item>
              <text:list-item>
                <text:p text:style-name="P10">true/predicted correlation.</text:p>
              </text:list-item>
            </text:list>
            <text:p text:style-name="P9"/>
            <text:p text:style-name="P11">It <text:span text:style-name="T2">has been found that the level of PM10 shows a periodic behavior: it is highest during winter and significantly lower on weekend. Despite this fact it hasn’t been proven that data deseasonalization causes the prediction efficiency to increase.</text:span></text:p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7:31:32.472377009</meta:creation-date>
    <dc:date>2017-10-21T19:22:58.337433076</dc:date>
    <meta:editing-duration>PT29M13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29" meta:word-count="226" meta:character-count="1498" meta:non-whitespace-character-count="1312"/>
  </office:meta>
</office:document-meta>
</file>